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6-30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3-13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1-26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9-18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3-06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1-18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1-08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6-27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4-13 0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1-12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0-12 0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6-09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3-09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1-19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10-27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4-30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207716129032" calcext:value-type="float">
            <text:p>3.27207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64856" calcext:value-type="float">
            <text:p>3.32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068309677419" calcext:value-type="float">
            <text:p>3.40068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6168" calcext:value-type="float">
            <text:p>3.3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21695483871" calcext:value-type="float">
            <text:p>3.3721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444825806452" calcext:value-type="float">
            <text:p>3.41444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00872" calcext:value-type="float">
            <text:p>3.39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119225806452" calcext:value-type="float">
            <text:p>3.2711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008" calcext:value-type="float">
            <text:p>3.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77032258064" calcext:value-type="float">
            <text:p>3.09077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832827586207" calcext:value-type="float">
            <text:p>3.178328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05975" calcext:value-type="float">
            <text:p>3.14505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460516129032" calcext:value-type="float">
            <text:p>2.9246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96488" calcext:value-type="float">
            <text:p>2.87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16245" calcext:value-type="float">
            <text:p>3.0916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0075" calcext:value-type="float">
            <text:p>3.20640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591174193548" calcext:value-type="float">
            <text:p>3.27591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2912" calcext:value-type="float">
            <text:p>3.2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78993548387" calcext:value-type="float">
            <text:p>3.12478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891380645161" calcext:value-type="float">
            <text:p>3.05891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899483870968" calcext:value-type="float">
            <text:p>3.01899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230971428571" calcext:value-type="float">
            <text:p>3.02230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430425806452" calcext:value-type="float">
            <text:p>3.02430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005342857143" calcext:value-type="float">
            <text:p>3.04005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16144" calcext:value-type="float">
            <text:p>3.06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687075" calcext:value-type="float">
            <text:p>3.15687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15456" calcext:value-type="float">
            <text:p>3.17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624748387097" calcext:value-type="float">
            <text:p>3.08624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064851612903" calcext:value-type="float">
            <text:p>3.32064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68768" calcext:value-type="float">
            <text:p>3.30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777419354839" calcext:value-type="float">
            <text:p>3.2077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14735483871" calcext:value-type="float">
            <text:p>3.13314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56670967742" calcext:value-type="float">
            <text:p>3.10856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342314285714" calcext:value-type="float">
            <text:p>3.11342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3057" calcext:value-type="float">
            <text:p>3.1230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642090322581" calcext:value-type="float">
            <text:p>3.14642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4056" calcext:value-type="float">
            <text:p>3.19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145275" calcext:value-type="float">
            <text:p>3.24145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43624" calcext:value-type="float">
            <text:p>3.2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520077419355" calcext:value-type="float">
            <text:p>2.99520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766171428571" calcext:value-type="float">
            <text:p>2.91766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60032" calcext:value-type="float">
            <text:p>3.22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273083870968" calcext:value-type="float">
            <text:p>3.19273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4398" calcext:value-type="float">
            <text:p>3.184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553975" calcext:value-type="float">
            <text:p>3.17553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082219354839" calcext:value-type="float">
            <text:p>3.21082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598116129032" calcext:value-type="float">
            <text:p>3.26598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590012903226" calcext:value-type="float">
            <text:p>3.30590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66584" calcext:value-type="float">
            <text:p>3.2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72275" calcext:value-type="float">
            <text:p>3.11572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28464516129" calcext:value-type="float">
            <text:p>3.37128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0824" calcext:value-type="float">
            <text:p>3.37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955525" calcext:value-type="float">
            <text:p>3.29955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55968" calcext:value-type="float">
            <text:p>3.22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18141935484" calcext:value-type="float">
            <text:p>3.17218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9792" calcext:value-type="float">
            <text:p>3.16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532774193548" calcext:value-type="float">
            <text:p>3.17532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21032258064" calcext:value-type="float">
            <text:p>3.18221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53855483871" calcext:value-type="float">
            <text:p>3.1953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186322580645" calcext:value-type="float">
            <text:p>3.23186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5808" calcext:value-type="float">
            <text:p>3.22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986787096774" calcext:value-type="float">
            <text:p>3.21986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7985" calcext:value-type="float">
            <text:p>3.3407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95336" calcext:value-type="float">
            <text:p>3.32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902916129032" calcext:value-type="float">
            <text:p>3.26902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5452" calcext:value-type="float">
            <text:p>3.2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015466666667" calcext:value-type="float">
            <text:p>3.10015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0964" calcext:value-type="float">
            <text:p>3.1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642116129032" calcext:value-type="float">
            <text:p>2.97642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1344" calcext:value-type="float">
            <text:p>2.5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62864516129" calcext:value-type="float">
            <text:p>2.69462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085971428571" calcext:value-type="float">
            <text:p>2.85085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960206451613" calcext:value-type="float">
            <text:p>3.05960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949806451613" calcext:value-type="float">
            <text:p>2.98949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24304516129" calcext:value-type="float">
            <text:p>2.9524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936057142857" calcext:value-type="float">
            <text:p>2.93936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898916129032" calcext:value-type="float">
            <text:p>2.94898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88872727273" calcext:value-type="float">
            <text:p>2.965888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2628" calcext:value-type="float">
            <text:p>2.99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49161290323" calcext:value-type="float">
            <text:p>3.0484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644" calcext:value-type="float">
            <text:p>2.99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369125" calcext:value-type="float">
            <text:p>2.8636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657780645161" calcext:value-type="float">
            <text:p>2.65657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4256" calcext:value-type="float">
            <text:p>3.0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370375" calcext:value-type="float">
            <text:p>2.96370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50632258064" calcext:value-type="float">
            <text:p>2.883506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839337931034" calcext:value-type="float">
            <text:p>2.858393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41675" calcext:value-type="float">
            <text:p>2.864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682038709677" calcext:value-type="float">
            <text:p>2.87682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74008" calcext:value-type="float">
            <text:p>2.92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875325" calcext:value-type="float">
            <text:p>2.97875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68424" calcext:value-type="float">
            <text:p>2.72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65161290323" calcext:value-type="float">
            <text:p>2.8046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382451612903" calcext:value-type="float">
            <text:p>2.82382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92168" calcext:value-type="float">
            <text:p>2.97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207325" calcext:value-type="float">
            <text:p>2.87207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64384" calcext:value-type="float">
            <text:p>2.79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68696774194" calcext:value-type="float">
            <text:p>2.75568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80331034483" calcext:value-type="float">
            <text:p>2.761803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38735483871" calcext:value-type="float">
            <text:p>2.76738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47904516129" calcext:value-type="float">
            <text:p>2.7847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40456" calcext:value-type="float">
            <text:p>2.85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749" calcext:value-type="float">
            <text:p>2.9447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3376" calcext:value-type="float">
            <text:p>2.90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668748387097" calcext:value-type="float">
            <text:p>2.79668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595142857143" calcext:value-type="float">
            <text:p>2.98595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050830769231" calcext:value-type="float">
            <text:p>3.070508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135963636364" calcext:value-type="float">
            <text:p>2.981359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553913043478" calcext:value-type="float">
            <text:p>2.90553913043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91709090909" calcext:value-type="float">
            <text:p>2.834917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512126315789" calcext:value-type="float">
            <text:p>2.835121263157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1437" calcext:value-type="float">
            <text:p>2.8614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628825806452" calcext:value-type="float">
            <text:p>2.89628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1904" calcext:value-type="float">
            <text:p>2.9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906425806452" calcext:value-type="float">
            <text:p>3.00906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08224" calcext:value-type="float">
            <text:p>2.82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67854545454" calcext:value-type="float">
            <text:p>2.92367854545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65375" calcext:value-type="float">
            <text:p>2.94465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22254545454" calcext:value-type="float">
            <text:p>2.83122254545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2312" calcext:value-type="float">
            <text:p>2.76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283054545455" calcext:value-type="float">
            <text:p>2.742830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960771428571" calcext:value-type="float">
            <text:p>2.73960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801263157895" calcext:value-type="float">
            <text:p>2.7480126315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654" calcext:value-type="float">
            <text:p>2.7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341692307692" calcext:value-type="float">
            <text:p>3.013416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2976" calcext:value-type="float">
            <text:p>2.96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90193548387" calcext:value-type="float">
            <text:p>2.87790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7904" calcext:value-type="float">
            <text:p>2.7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963148387097" calcext:value-type="float">
            <text:p>2.72963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17571428571" calcext:value-type="float">
            <text:p>2.71217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74825" calcext:value-type="float">
            <text:p>2.7174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277780645161" calcext:value-type="float">
            <text:p>2.73277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151690322581" calcext:value-type="float">
            <text:p>2.77151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28438709677" calcext:value-type="float">
            <text:p>2.77928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23568" calcext:value-type="float">
            <text:p>2.7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6528" calcext:value-type="float">
            <text:p>2.4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331076923077" calcext:value-type="float">
            <text:p>3.043310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58944" calcext:value-type="float">
            <text:p>3.01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274125" calcext:value-type="float">
            <text:p>2.8827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0112" calcext:value-type="float">
            <text:p>2.78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343716129032" calcext:value-type="float">
            <text:p>2.72343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793075862069" calcext:value-type="float">
            <text:p>2.677930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7188" calcext:value-type="float">
            <text:p>2.6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41448" calcext:value-type="float">
            <text:p>2.78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798125" calcext:value-type="float">
            <text:p>2.89798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7124" calcext:value-type="float">
            <text:p>2.8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314219354839" calcext:value-type="float">
            <text:p>2.72314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918580645161" calcext:value-type="float">
            <text:p>2.94918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771503448276" calcext:value-type="float">
            <text:p>3.027715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50535" calcext:value-type="float">
            <text:p>3.0950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91608" calcext:value-type="float">
            <text:p>3.0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976412903226" calcext:value-type="float">
            <text:p>2.97976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647006896552" calcext:value-type="float">
            <text:p>2.946470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306090322581" calcext:value-type="float">
            <text:p>2.93306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71615483871" calcext:value-type="float">
            <text:p>2.9271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588" calcext:value-type="float">
            <text:p>2.92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988625" calcext:value-type="float">
            <text:p>2.8998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33144" calcext:value-type="float">
            <text:p>2.69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599380645161" calcext:value-type="float">
            <text:p>2.55599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164980645161" calcext:value-type="float">
            <text:p>2.85164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1904" calcext:value-type="float">
            <text:p>2.9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275" calcext:value-type="float">
            <text:p>2.962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64128" calcext:value-type="float">
            <text:p>2.89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313625806452" calcext:value-type="float">
            <text:p>2.82313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313931034483" calcext:value-type="float">
            <text:p>2.783139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132025806452" calcext:value-type="float">
            <text:p>2.77132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786735483871" calcext:value-type="float">
            <text:p>2.79786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7096" calcext:value-type="float">
            <text:p>2.9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018064516129" calcext:value-type="float">
            <text:p>2.9201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86064516129" calcext:value-type="float">
            <text:p>2.6458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605212903226" calcext:value-type="float">
            <text:p>2.23605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936571428571" calcext:value-type="float">
            <text:p>3.08936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619168" calcext:value-type="float">
            <text:p>2.966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59632" calcext:value-type="float">
            <text:p>2.9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437393548387" calcext:value-type="float">
            <text:p>2.84437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08771428571" calcext:value-type="float">
            <text:p>2.77008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170787096774" calcext:value-type="float">
            <text:p>2.70170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13703225806" calcext:value-type="float">
            <text:p>2.69413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35936" calcext:value-type="float">
            <text:p>2.79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439690322581" calcext:value-type="float">
            <text:p>2.95439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47008" calcext:value-type="float">
            <text:p>2.91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038890322581" calcext:value-type="float">
            <text:p>2.89038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447793548387" calcext:value-type="float">
            <text:p>2.91447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67864" calcext:value-type="float">
            <text:p>2.7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51125" calcext:value-type="float">
            <text:p>2.5665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3552" calcext:value-type="float">
            <text:p>2.35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461187096774" calcext:value-type="float">
            <text:p>2.31461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08689655172" calcext:value-type="float">
            <text:p>2.298086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965522580645" calcext:value-type="float">
            <text:p>2.32965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416662068965" calcext:value-type="float">
            <text:p>2.38416662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17353846154" calcext:value-type="float">
            <text:p>3.264173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09232" calcext:value-type="float">
            <text:p>3.22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94224" calcext:value-type="float">
            <text:p>3.04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018575" calcext:value-type="float">
            <text:p>3.0101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172413793103" calcext:value-type="float">
            <text:p>3.021724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927819354839" calcext:value-type="float">
            <text:p>3.04927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87329032258" calcext:value-type="float">
            <text:p>3.07887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58256" calcext:value-type="float">
            <text:p>3.12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0685" calcext:value-type="float">
            <text:p>3.2150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1264" calcext:value-type="float">
            <text:p>3.2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993187096774" calcext:value-type="float">
            <text:p>2.96993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551277419355" calcext:value-type="float">
            <text:p>3.20551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225651612903" calcext:value-type="float">
            <text:p>3.23225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13806451613" calcext:value-type="float">
            <text:p>3.15713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26304" calcext:value-type="float">
            <text:p>3.0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229161290323" calcext:value-type="float">
            <text:p>2.9722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32942857143" calcext:value-type="float">
            <text:p>2.96232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61025" calcext:value-type="float">
            <text:p>2.97761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889651612903" calcext:value-type="float">
            <text:p>3.01889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90184" calcext:value-type="float">
            <text:p>3.1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556490322581" calcext:value-type="float">
            <text:p>3.15556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59832" calcext:value-type="float">
            <text:p>3.0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363380645161" calcext:value-type="float">
            <text:p>2.72363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222219354839" calcext:value-type="float">
            <text:p>2.98222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436" calcext:value-type="float">
            <text:p>3.1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3042" calcext:value-type="float">
            <text:p>3.003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88592" calcext:value-type="float">
            <text:p>2.70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497522580645" calcext:value-type="float">
            <text:p>2.98497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02709677419" calcext:value-type="float">
            <text:p>3.10502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812129032258" calcext:value-type="float">
            <text:p>3.15812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18735483871" calcext:value-type="float">
            <text:p>3.07218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006933333333" calcext:value-type="float">
            <text:p>3.01006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69131034483" calcext:value-type="float">
            <text:p>3.008691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247175" calcext:value-type="float">
            <text:p>3.01247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315329032258" calcext:value-type="float">
            <text:p>3.03315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189238709677" calcext:value-type="float">
            <text:p>3.07189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339" calcext:value-type="float">
            <text:p>3.0933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21608" calcext:value-type="float">
            <text:p>2.91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946374193548" calcext:value-type="float">
            <text:p>2.73946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53495652174" calcext:value-type="float">
            <text:p>2.97153495652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458709677419" calcext:value-type="float">
            <text:p>3.3945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750219354839" calcext:value-type="float">
            <text:p>3.31750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107664516129" calcext:value-type="float">
            <text:p>3.23107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721316129032" calcext:value-type="float">
            <text:p>3.21721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747117241379" calcext:value-type="float">
            <text:p>3.257471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44903225806" calcext:value-type="float">
            <text:p>3.28544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860275" calcext:value-type="float">
            <text:p>3.29860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2552" calcext:value-type="float">
            <text:p>3.33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73458823529" calcext:value-type="float">
            <text:p>3.38973458823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431292307692" calcext:value-type="float">
            <text:p>3.324312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615781818182" calcext:value-type="float">
            <text:p>3.156157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9845" calcext:value-type="float">
            <text:p>3.3049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53215483871" calcext:value-type="float">
            <text:p>3.4453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38815483871" calcext:value-type="float">
            <text:p>3.3538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09109677419" calcext:value-type="float">
            <text:p>3.23609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737356521739" calcext:value-type="float">
            <text:p>3.237373565217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068266666667" calcext:value-type="float">
            <text:p>3.260682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445745454546" calcext:value-type="float">
            <text:p>3.244457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577883870968" calcext:value-type="float">
            <text:p>3.19577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779716129032" calcext:value-type="float">
            <text:p>3.31779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16335483871" calcext:value-type="float">
            <text:p>3.26116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850838709677" calcext:value-type="float">
            <text:p>3.42850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5795" calcext:value-type="float">
            <text:p>3.4935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516872727273" calcext:value-type="float">
            <text:p>3.555168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6912" calcext:value-type="float">
            <text:p>3.52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662125" calcext:value-type="float">
            <text:p>3.4466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414761290323" calcext:value-type="float">
            <text:p>3.34414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2028" calcext:value-type="float">
            <text:p>3.2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16137931034" calcext:value-type="float">
            <text:p>3.288161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81625806452" calcext:value-type="float">
            <text:p>3.31081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286941935484" calcext:value-type="float">
            <text:p>3.34286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080975" calcext:value-type="float">
            <text:p>3.43080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087028571429" calcext:value-type="float">
            <text:p>3.37087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1172" calcext:value-type="float">
            <text:p>3.2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8436" calcext:value-type="float">
            <text:p>3.4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2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84" meta:object-count="0"/>
    <meta:user-defined meta:name="AppVersion">3.0</meta:user-defined>
  </office:meta>
</office:document-meta>
</file>